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style:font-name-asian="Arial1" style:font-name-complex="Tahoma"/>
    </style:style>
    <style:style style:name="P3" style:family="paragraph" style:parent-style-name="Standard">
      <style:paragraph-properties fo:break-before="page"/>
      <style:text-properties style:font-name="Ubuntu"/>
    </style:style>
    <style:style style:name="T1" style:family="text">
      <style:text-properties style:text-underline-style="solid" style:text-underline-width="auto" style:text-underline-color="font-color"/>
    </style:style>
    <style:style style:name="T2" style:family="text">
      <style:text-properties style:font-name="Perpetua" style:font-name-asian="Perpetua" style:font-name-complex="Perpetua"/>
    </style:style>
    <style:style style:name="T3" style:family="text">
      <style:text-properties style:font-name-asian="Arial1"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d under the TAPR Open Hardware License (<text:a xlink:type="simple" xlink:href="http://www.tapr.org/OHL">www.tapr.org/OHL</text:a>). A copy of the license is included. See file: LICENSE.TXT</text:p>
      <text:p text:style-name="P1"/>
      <text:p text:style-name="P1">GNU General Public License</text:p>
      <text:p text:style-name="P1"/>
      <text:p text:style-name="P1">This program is free software: you can redistribute it and/or modify it under the terms of the GNU General Public License as published by the Free Software Foundation, either version 3 of the License, or (at your option) any later version. </text:p>
      <text:p text:style-name="P1"/>
      <text:p text:style-name="P1">This program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text:a xlink:type="simple" xlink:href="http://www.gnu.org/licenses/">http://www.gnu.org/licenses/</text:a>&gt;. A copy of the license is included See file: GPL.TXT </text:p>
      <text:p text:style-name="P1"/>
      <text:p text:style-name="P1">Innovator: <text:s/><text:tab/>Benjamin B. Brink <text:s text:c="2"/>email: tekbasse@yahoo.com</text:p>
      <text:p text:style-name="P1"><text:tab/><text:tab/>17600 S. Pacific HWY #20</text:p>
      <text:p text:style-name="P1"><text:tab/><text:tab/>Marylhurst, OR 97036-0020</text:p>
      <text:p text:style-name="P1"><text:tab/><text:tab/>usa</text:p>
      <text:p text:style-name="P1"/>
      <text:p text:style-name="P1"><text:tab/><text:tab/>Place of performance:<text:tab/><text:tab/>residence</text:p>
      <text:p text:style-name="P1"><text:tab/><text:tab/>Employer status: <text:tab/><text:tab/><text:tab/>self-employed (SB)</text:p>
      <text:p text:style-name="P1"><text:tab/><text:tab/>Origin:<text:tab/><text:tab/><text:tab/><text:tab/>self</text:p>
      <text:p text:style-name="P1"><text:tab/><text:tab/>Innovator representative:<text:tab/><text:tab/>self</text:p>
      <text:p text:style-name="P1"><text:tab/><text:tab/>New technology representative: self</text:p>
      <text:p text:style-name="P1"/>
      <text:p text:style-name="P1">Abstract </text:p>
      <text:p text:style-name="P1"/>
      <text:p text:style-name="P1">This hardware design is a solid-state synchrotron that multiplies an input voltage with each resonating induction cycle, and is capable of emitting electromagnetic waves at specific sets of frequencies and may emit plasma from a cascade of alternating EM flux. Speculatively, this device has the potential to meet multiple, fundamental target technology design challenges. 1. It may make spacecraft ion drives economical by markedly increasing efficiency of plasma generation. 2. It may be used in portable, water-fueled rocket engines to propel airliners that are vulnerable to volcanic ash in flight. 3. It may be used in high voltage transmission line technology as part of voltage multipliers, power recovery units, and a power terminal transfer device. 4. It may be used for high performance, ultra high frequency motors and centrifuges. 5. It may be used to facilitate transportation using levitation techniques. 6. It may provide an alternate to fluorescent lighting starters that contain mercury that is hazardous to the environment. 7. A linear variant of the main ring may provide a more reliable, efficient conversion of high-voltage electrical power at power conversion stations for electrical power transmission.</text:p>
      <text:p text:style-name="P1"/>
      <text:p text:style-name="P1"/>
      <text:p text:style-name="P3">Background</text:p>
      <text:p text:style-name="P1"/>
      <text:p text:style-name="P1">This device was initially conceived in 1981 as a boundary test to reconcile observations of electromagnetic phenomenon with electromagnetic theory in physics versus electronics. </text:p>
      <text:p text:style-name="P1"/>
      <text:p text:style-name="P1">Section I. Problem</text:p>
      <text:p text:style-name="P1"/>
      <text:p text:style-name="P1">Is it possible to collect electromagnetic energy into a standing wave of ever increasing energy density for purposes of energy utility using common materials of solid-state electronics? If not, what are the limits?</text:p>
      <text:p text:style-name="P1"/>
      <text:p text:style-name="P1">Section II. <text:s/>Technically complete description of innovation</text:p>
      <text:p text:style-name="P1"/>
      <text:p text:style-name="P1">II.A. Purpose and description of innovation</text:p>
      <text:p text:style-name="P1"/>
      <text:p text:style-name="P1">This solution is a solid-state, ion stream amplifying high-Q resonator that steps up voltage (and decreases current) with each oscillating cycle using a minimum of common electric materials and shapes in an innovative configuration. Its capacity to hold more energy increases as the oscillating electric current decreases from successively collapsing, inducing magnetic fields. The flexible design has multiple means of feeding energy to the apparatus. The structure of the apparatus provides predictable fixed, pre-tuned mid-frequencies of operation.</text:p>
      <text:p text:style-name="P1"/>
      <text:p text:style-name="P1">II.B. Identification of component parts or steps, and explanation of mode of operation of innovation (with sketches)</text:p>
      <text:p text:style-name="P1"/>
      <text:p text:style-name="P1">II.B.1. Main current ring</text:p>
      <text:p text:style-name="P1"/>
      <text:p text:style-name="P1">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text:p>
      <text:p text:style-name="P1"/>
      <text:p text:style-name="P1">variables: <text:tab/>r1<text:tab/>radius of cross-section of torus tube</text:p>
      <text:p text:style-name="P1"><text:tab/><text:tab/>c1<text:tab/>circumference of circle with radius r1, also refers to circles of same.</text:p>
      <text:p text:style-name="P1"><text:tab/><text:tab/>p1<text:tab/>center point of circle with radius r1</text:p>
      <text:p text:style-name="P1"><text:tab/><text:tab/>A1<text:tab/>area of the cross-section of the torus tube</text:p>
      <text:p text:style-name="P1"><text:tab/><text:tab/>r2<text:tab/>radius from axis to center of circular cross-section of torus tube</text:p>
      <text:p text:style-name="P1"><text:tab/><text:tab/>c2<text:tab/>circumference of circle with radius r2</text:p>
      <text:p text:style-name="P1"><text:tab/><text:tab/>p2<text:tab/>center point of circle with radius r2</text:p>
      <text:p text:style-name="P1"><text:tab/><text:tab/>û(r2)<text:tab/>an arbitrary unit length radial direction of r2 <text:s/>(a versor) </text:p>
      <text:p text:style-name="P1"><text:tab/><text:tab/></text:p>
      <text:p text:style-name="P1">II.B.2. Secondary rings</text:p>
      <text:p text:style-name="P1"/>
      <text:p text:style-name="P1">Consist of a set of identical torus rings of electrically conductive material connected to <text:soft-page-break/>the <text:s/>main current ring at the surface closest to the axis of symmetry z. See Figure 1 for references. Secondary rings are oriented coplanar to circles c1 in Figure 1 and strategically connected to the main current ring at the point closest to axis z in Figure 1.</text:p>
      <text:p text:style-name="P1"/>
      <text:p text:style-name="P1">Figure 2 shows a slice of a secondary ring around a cross-section of the main ring. <text:s/>References are consistent with main current ring variables. Other variables:</text:p>
      <text:p text:style-name="P1"/>
      <text:p text:style-name="P1">variables:</text:p>
      <text:p text:style-name="P1"><text:tab/>r3<text:tab/>radius from axis to center of circular cross-section of a torus tube</text:p>
      <text:p text:style-name="P1"><text:tab/>c3<text:tab/>circumference of a circle with radius r3</text:p>
      <text:p text:style-name="P1"><text:tab/>p3<text:tab/>center point of a circle with radius r3</text:p>
      <text:p text:style-name="P1"><text:tab/>r4<text:tab/>radius of cross-section of a torus tube ie secondary ring</text:p>
      <text:p text:style-name="P1"><text:tab/>c4<text:tab/>circumference of a circle with radius r4, also refers to circles of same.</text:p>
      <text:p text:style-name="P1"><text:tab/>p4<text:tab/>center point of a circle with radius r4</text:p>
      <text:p text:style-name="P1"><text:tab/>A4<text:tab/>area of cross-section of a secondary ring</text:p>
      <text:p text:style-name="P1"><text:tab/>k<text:tab/>number of secondary rings</text:p>
      <text:p text:style-name="P1"><text:tab/>k2<text:tab/>a ratio of (A4 * k) / A1</text:p>
      <text:p text:style-name="P1"/>
      <text:p text:style-name="P1">Figure 3 shows a partial diagram of the apparatus from above, for an example k = 24</text:p>
      <text:p text:style-name="P1"/>
      <text:p text:style-name="P1"><text:tab/>2(r4)<text:tab/>the diameter of a secondary ring ie twice the radius r4.</text:p>
      <text:p text:style-name="P1"><text:tab/>r5<text:tab/>radius from z axis of symmetry to center of optional induction conductor </text:p>
      <text:p text:style-name="P1"><text:tab/>c5<text:tab/>circumference of an optional induction conductor</text:p>
      <text:p text:style-name="P1"/>
      <text:p text:style-name="P1">II.C Functional operation</text:p>
      <text:p text:style-name="P1"/>
      <text:p text:style-name="P1">Multiple methods of are available to provide periodic primary induction via electromagnetism. Here are three: DC pulse or equivalent, AC signal or equivalent, or exposure to a stream of ions. </text:p>
      <text:p text:style-name="P1"/>
      <text:p text:style-name="P1">II.C.1 Induction by pulsed DC power</text:p>
      <text:p text:style-name="P1"/>
      <text:p text:style-name="P1">A DC pulse (such as the trailing edge of a voltage spike resulting from an open circuit) along the z axis of symmetry may induce an electric and magnetic field to the apparatus. An electric charge (E field) creates a relative charge on the main ring. The moving induction charge on the z axis is complemented by a magnetic (B) field that increases in intensity relative to the apparatus as the charge moves toward it, and then decreases as the charge passes.</text:p>
      <text:p text:style-name="P1"/>
      <text:p text:style-name="P1">If the pulse is via a material conductor, a vortex of charged particles is theorized (section II.E.) to emit a frequency at near to the wavelength of the conductor's circumference, providing an additional opportunity for resonant signal input.</text:p>
      <text:p text:style-name="P1"/>
      <text:p text:style-name="P1">II.C.2 Induction by AC signal.</text:p>
      <text:p text:style-name="P1"/>
      <text:p text:style-name="P1">An AC signal applied to a cylindrical conductor along the z axis of symmetry may induce a magnetic field to the apparatus. The magnetic field from the cylindrical conductor <text:soft-page-break/>primarily induces a current on the secondary rings.</text:p>
      <text:p text:style-name="P1"/>
      <text:p text:style-name="P1">II.C.3 Induction by exposing to an ion stream or equivalent</text:p>
      <text:p text:style-name="P1"/>
      <text:p text:style-name="P1">By positioning a magnetic field (and possibly a charge opposite of the ion stream) at p2 with the pole oriented along the z axis of symmetry, ions moving toward the apparatus will curve according to the magnetic field (and influence of the charge difference), which thereby induces a current mainly in the secondary rings. A collapse of the current in the main ring will induce a current from the rebounding magnetic field centered at p2, thereby providing an opportunity for magnetic field oscillation and repetitive cascading induction.</text:p>
      <text:p text:style-name="P1"/>
      <text:p text:style-name="P1">II.C.4 A more detailed function of apparatus</text:p>
      <text:p text:style-name="P1"/>
      <text:p text:style-name="P1">As current from the primary ring changes (increases or decreases) the current creates a changing magnetic field that induces a current in the secondary rings via electromagnetic inductance, thereby stepping up voltage at an ideal ratio of k to 1 and dividing current by k --a variation of a step-up transformer. See section II.E.</text:p>
      <text:p text:style-name="P1"/>
      <text:p text:style-name="P1">If a common transformer function were described, no further performance would be expected. A portion of the energy would be lost to heat from impedance, hysteresis and eddy currents. <text:s/></text:p>
      <text:p text:style-name="P1"/>
      <text:p text:style-name="P1">This apparatus is innovative partially because it is designed to convert organized "eddy" currents into continued cascading resonance, resulting in feedback of residual higher voltages that help sustain successive inductions.</text:p>
      <text:p text:style-name="P1"/>
      <text:p text:style-name="P1">Voltage from the secondary rings are fed to the main ring while the secondary rings are inducing current to the main ring.</text:p>
      <text:p text:style-name="P1"/>
      <text:p text:style-name="P1">The apparatus emits electromagnetic waves primarily at wavelengths near c2 and c3, and theoretically c1 and c4.</text:p>
      <text:p text:style-name="P1"/>
      <text:p text:style-name="P1">If tuned to resonate between inducing main ring and secondary rings, voltage continues increasing while current decreases thereby increasing capacity for handling more electrical energy. The cascade of increasing voltage terminates at the apparatus' maximum voltage limit due to corona discharge and breakdown. The additive nature of successive cascading inductions can collect energy over a duration to produce forces capable of higher capacity work.</text:p>
      <text:p text:style-name="P1"/>
      <text:p text:style-name="P1">Output as work may include creating streams of ions as part of an ion drive, electric discharges and organized electromagnetic emissions and forces used in many innovative ways as suggested in the abstract above.</text:p>
      <text:p text:style-name="P1"/>
      <text:p text:style-name="P1">For example, tuned to emit critical electromagnetic absorption frequencies, the apparatus could potentially heat water to water-vapor state and subsequently ionize water-vapor to decomposition, where high-voltage breakdown ignites the oxygen and <text:soft-page-break/>hydrogen mixture thereby creating an alternative to jet propulsion et cetera.</text:p>
      <text:p text:style-name="P1"/>
      <text:p text:style-name="P1">Note: <text:s/>Although a single apparatus configuration is described with reference to alternate embodiments, experts will recognize that changes may be made in form and detail without departing from the spirit and scope of the invention.</text:p>
      <text:p text:style-name="P1"/>
      <text:p text:style-name="P1">II.D. Alternate embodiments of the innovation</text:p>
      <text:p text:style-name="P1"/>
      <text:p text:style-name="P1">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1"/>
      <text:p text:style-name="P1">II.E. Supportive theory</text:p>
      <text:p text:style-name="P1"/>
      <text:p text:style-name="P1">This apparatus is designed to leverage subtle effects of electricity and Lenz's law in an innovative way. The subtle effects include 1. that electrons in a collapsing or expanding DC current in a wire tends to travel in a spiral or vortex due to Lenz's law, 2. that power losses from heat are reduced as voltage increases, 3. that eddy currents become more significant as AC frequency increases, 4. that skin effect, caused by electron charge density moving toward a wire's surface, increases with increasing frequency, charge, or voltage.</text:p>
      <text:p text:style-name="P1"/>
      <text:p text:style-name="P1">II.E.1. Charged particles spiral in collapsing or increasing DC current </text:p>
      <text:p text:style-name="P1"/>
      <text:p text:style-name="P1">Collapsing or increasing 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interference (EMI) is the result of emission from a cross-section of the vortex, where the frequency of EMI tends to be proportional to the wavelength of the circumference of a circular cross-section of the wire. </text:p>
      <text:p text:style-name="P1"/>
      <text:p text:style-name="P1">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increasing suggesting a disintegrating ie narrowing of the belt. </text:p>
      <text:p text:style-name="P1"/>
      <text:p text:style-name="P1">There may also possibly be correlation to predicting EMI in electrical circuit design: Cavicchi, T. J. "Multiple reactions in inductors," Education, IEEE Transactions on, vol. 40, No. 1, pp.78,88 Feb. 1997; and a hypothesis that applying Lenz's law recursively could explain a physical cause of electron spin and suggest a spiral component of electron motion consistent with Randell L. Mills' mathematical representation of the electron as a <text:soft-page-break/>spinning flat disc in his Grand Unified Theory of Classical Physics.</text:p>
      <text:p text:style-name="P1"/>
      <text:p text:style-name="P1">This is a hypothesis in progress. Access to a well equipped physics-electronics lab or HV-DC power transmission field experience could help quantify or determine more general patterns and its limitations.</text:p>
      <text:p text:style-name="P1"/>
      <text:p text:style-name="P1">II.E.2. Increasingly high voltages reduces power losses from heat</text:p>
      <text:p text:style-name="P1"/>
      <text:p text:style-name="P1">Heat losses are attributable to electrical resistance from current. By increasing voltage and subsequently decreasing current, resistive heating decreases.</text:p>
      <text:p text:style-name="P1"/>
      <text:p text:style-name="P1">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1"/>
      <text:p text:style-name="P1">II.E.3. Eddy currents increase as AC frequency increases</text:p>
      <text:p text:style-name="P1"/>
      <text:p text:style-name="P1">This apparatus is designed to resonate at the frequency of its collapsing magnetic field, which causes a rebounding field to grow. <text:s/>Therefore, the effects of eddy currents may be maximized, and the apparatus reach near a maximum high-Q resonance.</text:p>
      <text:p text:style-name="P1"/>
      <text:p text:style-name="P1">II.F. Engineering specifications</text:p>
      <text:p text:style-name="P1"/>
      <text:p text:style-name="P1">Refer to Figures 1 to 3 for visual representation of definitions.</text:p>
      <text:p text:style-name="P1"/>
      <text:p text:style-name="P1">Dimensions and measurements</text:p>
      <text:p text:style-name="P1"/>
      <text:p text:style-name="P1"><text:tab/>r2 is larger than r1</text:p>
      <text:p text:style-name="P1"><text:tab/>r2 is circa an integer multiple of r1</text:p>
      <text:p text:style-name="P1"><text:tab/>A4 <text:span text:style-name="T2">x</text:span> k <text:span text:style-name="T2">≥</text:span> A1</text:p>
      <text:p text:style-name="P1"><text:tab/>c3 = c1 <text:span text:style-name="T2">x</text:span> j1, where j1 is within the range of a positive integer <text:span text:style-name="T2">∓ </text:span><text:span text:style-name="T3">r4 and c3 &gt; 1</text:span></text:p>
      <text:p text:style-name="P2"><text:tab/>c1, c2, and c3 are circa integer multiples of the length of c4</text:p>
      <text:p text:style-name="P2"><text:tab/>c5 is an integer multiple of c4</text:p>
      <text:p text:style-name="P2"/>
      <text:p text:style-name="P2">Materials</text:p>
      <text:p text:style-name="P2"/>
      <text:p text:style-name="P1">Rings may be solid metal conductor of low resistivity, such as low oxygen copper or silver. <text:s/>Optionally rings may consist of layered materials symmetric to c3 or c2. Optional layered material may be another form of conductive material, such as a liquid.</text:p>
      <text:p text:style-name="P2"/>
      <text:p text:style-name="P2">An inductor conductor should be cylindrical and symmetric to the z-axis.</text:p>
      <text:p text:style-name="P2"/>
      <text:p text:style-name="P2">Manufacturing and assembly</text:p>
      <text:p text:style-name="P2"/>
      <text:p text:style-name="P2">Main ring is connected to secondary rings in a way that minimizes resistance and corona discharge.</text:p>
      <text:p text:style-name="P2"><text:soft-page-break/></text:p>
      <text:p text:style-name="P2">Secondary rings' projected planes are oriented at near right angle to main ring's projected plane.</text:p>
      <text:p text:style-name="P2"/>
      <text:p text:style-name="P2">Secondary rings may be equally spaced along the main ring, or grouped and the groupings spaced equally along the main ring.</text:p>
      <text:p text:style-name="P1"><text:tab/></text:p>
      <text:p text:style-name="P1">II.G. Peripheral equipment.</text:p>
      <text:p text:style-name="P1"/>
      <text:p text:style-name="P1">Depending on application, a signal generator may be required to connect to an inductor conductor for energy input; Or, an electromagnet positioned at p2 with the magnetic pole oriented along the z axis of symmetry.</text:p>
      <text:p text:style-name="P1"/>
      <text:p text:style-name="P1">II.H. Maintenance, reliability, safety factors.</text:p>
      <text:p text:style-name="P1"/>
      <text:p text:style-name="P1">Safety precautions should be used consistent with working with RF, microwave and other high-frequency high-voltage electromagnetic transmitters and where high-energy synchrotron radiation may be present.</text:p>
      <text:p text:style-name="P1"/>
      <text:p text:style-name="P1">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1"/>
      <text:p text:style-name="P1">Section III. Innovation parameters</text:p>
      <text:p text:style-name="P1"/>
      <text:p text:style-name="P1">III.A. Novel or unique features.</text:p>
      <text:p text:style-name="P1"/>
      <text:p text:style-name="P1">Resonance is driven by natural electromagnetic field collapse inducing a complementary field. Whereas the circuit is contained in a passive conductive material instead of an actively generated magnetic field. </text:p>
      <text:p text:style-name="P1"/>
      <text:p text:style-name="P1">III.B. Advantages of innovation.</text:p>
      <text:p text:style-name="P1"/>
      <text:p text:style-name="P1">An ion drive may require less energy for same amount of thrust.</text:p>
      <text:p text:style-name="P1"/>
      <text:p text:style-name="P1">Airliners may be able to fly regardless of the presence of volcanic ash.</text:p>
      <text:p text:style-name="P1"/>
      <text:p text:style-name="P1">High voltage power transmission lines may have less losses or power conversion stations built less expensively.</text:p>
      <text:p text:style-name="P1"/>
      <text:p text:style-name="P1">Ultra high frequency motors or centrifuges might operate with greater efficiency.</text:p>
      <text:p text:style-name="P1"/>
      <text:p text:style-name="P1">Levitation may become a practical mode of transport in some situations.</text:p>
      <text:p text:style-name="P1"/>
      <text:p text:style-name="P1">Fluorescent lighting starters may not need to include hazardous and expensive materials such as mercury.</text:p>
      <text:p text:style-name="P1"><text:soft-page-break/></text:p>
      <text:p text:style-name="P1">III.C. Development or new conceptual problems.</text:p>
      <text:p text:style-name="P1"/>
      <text:p text:style-name="P1">By understanding boundary charge flow, faster and more effective electrical components may be designed with predictable EMI and subsequently less EMI issues.</text:p>
      <text:p text:style-name="P1"/>
      <text:p text:style-name="P1">III.D. Test data and source of error</text:p>
      <text:p text:style-name="P1"/>
      <text:p text:style-name="P1">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1"/>
      <text:p text:style-name="P1">III.E. Analysis of capabilities.</text:p>
      <text:p text:style-name="P1"/>
      <text:p text:style-name="P1">An untuned apparatus appears to work under poor conditions, suggesting this apparatus has potential in achieving design goals.</text:p>
      <text:p text:style-name="P1"/>
      <text:p text:style-name="P1">Section IV. Potential commercial applications and points of contact. </text:p>
      <text:p text:style-name="P1"/>
      <text:p text:style-name="P1">Contact innovator.</text:p>
      <text:p text:style-name="P1"/>
      <text:p text:style-name="P1">Section V. Other</text:p>
      <text:p text:style-name="P1"/>
      <text:p text:style-name="P1">V.A. Additional documentation: none. </text:p>
      <text:p text:style-name="P1">V.B. Degree of technology significance: Major Breakthrough</text:p>
      <text:p text:style-name="P1">V.C. State of development: <text:s/>early design and prototyping</text:p>
      <text:p text:style-name="P1"/>
      <text:p text:style-name="P1">Section VI. Patent status</text:p>
      <text:p text:style-name="P1"/>
      <text:p text:style-name="P1">Released under the TAPR Open Hardware License version 1.0</text:p>
      <text:p text:style-name="P1"/>
      <text:p text:style-name="P1">See file: PRIOR-ART-PROOF-OF-CONCEPT.odt for prior art details.</text:p>
      <text:p text:style-name="P1"/>
      <text:p text:style-name="P1">VII. Signatures of innovator(s), witnesses.</text:p>
      <text:p text:style-name="P1"/>
      <text:p text:style-name="P1"/>
      <text:p text:style-name="P1"/>
      <text:p text:style-name="P1">Benjamin Brink<text:tab/>20 May 2013</text:p>
      <text:p text:style-name="P1">innovator</text:p>
      <text:p text:style-name="P1"/>
      <text:p text:style-name="P1"/>
      <text:p text:style-name="P1">Liselotte Scheu<text:tab/>20 May 2013</text:p>
      <text:p text:style-name="P1">witness</text:p>
      <text:p text:style-name="P1"/>
      <text:p text:style-name="P1"/>
      <text:p text:style-name="P1"><text:soft-page-break/>Eric Scheu<text:tab/><text:tab/>20 May 2013</text:p>
      <text:p text:style-name="P1">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olid State Synchrotron<text:tab/><text:tab/><text:tab/><text:tab/><text:tab/><text:tab/><text:tab/>p<text:page-number text:select-page="current">9</text:page-number> of <text:page-count>9</text:page-count> on <text:date style:data-style-name="N84" text:date-value="2013-05-20T14:47:50.99" text:fixed="true">2013-05-20</text:date></text:p>
        <text:p text:style-name="MP1">file: README.odt<text:tab/><text:tab/><text:tab/><text:tab/><text:tab/><text:tab/>Copyright (c) 2012 Benjamin B. Brink </text:p>
        <text:p text:style-name="MP1">Licensed under the TAPR Open Hardware License (<text:a xlink:type="simple" xlink:href="http://www.tapr.org/OHL">www.tapr.org/OHL</text:a>) and </text:p>
        <text:p text:style-name="MP1"><text:span text:style-name="MT2">GNU General Public License version 3 ( </text:span><text:a xlink:type="simple" xlink:href="http://www.gnu.org/licenses"><text:span text:style-name="MT2">http://www.gnu.org/licenses</text:span></text:a><text:span text:style-name="MT2">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3-06-14T22:30:13</dc:date>
    <meta:editing-duration>P2DT15H12M21S</meta:editing-duration>
    <meta:editing-cycles>157</meta:editing-cycles>
    <meta:generator>LibreOffice/3.5$Linux_x86 LibreOffice_project/350m1$Build-2</meta:generator>
    <dc:creator>Benjamin Brink</dc:creator>
    <meta:printed-by>Benjamin Brink</meta:printed-by>
    <meta:print-date>2013-05-20T16:18:10</meta:print-date>
    <meta:document-statistic meta:table-count="0" meta:image-count="0" meta:object-count="0" meta:page-count="9" meta:paragraph-count="143" meta:word-count="2772" meta:character-count="17762" meta:non-whitespace-character-count="15020"/>
  </office:meta>
</office:document-meta>
</file>